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7"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1"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2"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3"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4"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5"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9"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60"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1"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2"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3"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6"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7"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8"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9"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70"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7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7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2"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83"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84"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85"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8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officeooo:rsid="004c59fc"/>
    </style:style>
    <style:style style:name="T43" style:family="text">
      <style:text-properties officeooo:rsid="004e0b9b"/>
    </style:style>
    <style:style style:name="T44" style:family="text">
      <style:text-properties officeooo:rsid="00552e70"/>
    </style:style>
    <style:style style:name="T45" style:family="text">
      <style:text-properties officeooo:rsid="0055ca30"/>
    </style:style>
    <style:style style:name="T46" style:family="text">
      <style:text-properties officeooo:rsid="005729e3"/>
    </style:style>
    <style:style style:name="T47" style:family="text">
      <style:text-properties officeooo:rsid="005c1495"/>
    </style:style>
    <style:style style:name="T48" style:family="text">
      <style:text-properties officeooo:rsid="005d7fb5"/>
    </style:style>
    <style:style style:name="T49" style:family="text">
      <style:text-properties officeooo:rsid="005d82b1"/>
    </style:style>
    <style:style style:name="T50" style:family="text">
      <style:text-properties officeooo:rsid="0064a505"/>
    </style:style>
    <style:style style:name="T51" style:family="text">
      <style:text-properties officeooo:rsid="0067ae7b"/>
    </style:style>
    <style:style style:name="T52" style:family="text">
      <style:text-properties officeooo:rsid="006f4477"/>
    </style:style>
    <style:style style:name="T53" style:family="text">
      <style:text-properties officeooo:rsid="007140dc"/>
    </style:style>
    <style:style style:name="T54" style:family="text">
      <style:text-properties officeooo:rsid="00774f9e"/>
    </style:style>
    <style:style style:name="T55" style:family="text">
      <style:text-properties officeooo:rsid="007ded64"/>
    </style:style>
    <style:style style:name="T56" style:family="text">
      <style:text-properties officeooo:rsid="0084abcc"/>
    </style:style>
    <style:style style:name="T57" style:family="text">
      <style:text-properties officeooo:rsid="00856b8d"/>
    </style:style>
    <style:style style:name="T58" style:family="text">
      <style:text-properties officeooo:rsid="0089eef8"/>
    </style:style>
    <style:style style:name="T59" style:family="text">
      <style:text-properties officeooo:rsid="008b84e4"/>
    </style:style>
    <style:style style:name="T60" style:family="text">
      <style:text-properties officeooo:rsid="008dc4ce"/>
    </style:style>
    <style:style style:name="T61" style:family="text">
      <style:text-properties officeooo:rsid="0095506b"/>
    </style:style>
    <style:style style:name="T62" style:family="text">
      <style:text-properties officeooo:rsid="00963caa"/>
    </style:style>
    <style:style style:name="T63" style:family="text">
      <style:text-properties officeooo:rsid="00995a95"/>
    </style:style>
    <style:style style:name="T64" style:family="text">
      <style:text-properties officeooo:rsid="0099aac9"/>
    </style:style>
    <style:style style:name="T65" style:family="text">
      <style:text-properties officeooo:rsid="00a7dfe1"/>
    </style:style>
    <style:style style:name="T66" style:family="text">
      <style:text-properties officeooo:rsid="00a8b7cb"/>
    </style:style>
    <style:style style:name="T67" style:family="text">
      <style:text-properties officeooo:rsid="00aa4464"/>
    </style:style>
    <style:style style:name="T68" style:family="text">
      <style:text-properties officeooo:rsid="00b62b61"/>
    </style:style>
    <style:style style:name="T69" style:family="text">
      <style:text-properties officeooo:rsid="00b8173f"/>
    </style:style>
    <style:style style:name="T70" style:family="text">
      <style:text-properties officeooo:rsid="00cbdeec"/>
    </style:style>
    <style:style style:name="T71" style:family="text">
      <style:text-properties officeooo:rsid="00e8018e"/>
    </style:style>
    <style:style style:name="T72" style:family="text">
      <style:text-properties officeooo:rsid="00e9b76e"/>
    </style:style>
    <style:style style:name="T73" style:family="text">
      <style:text-properties officeooo:rsid="00eb83b3"/>
    </style:style>
    <style:style style:name="T74" style:family="text">
      <style:text-properties officeooo:rsid="00f3b318"/>
    </style:style>
    <style:style style:name="T75" style:family="text">
      <style:text-properties officeooo:rsid="00f6487f"/>
    </style:style>
    <style:style style:name="T76" style:family="text">
      <style:text-properties officeooo:rsid="00f8afcb"/>
    </style:style>
    <style:style style:name="T77" style:family="text">
      <style:text-properties officeooo:rsid="00f93805"/>
    </style:style>
    <style:style style:name="T78" style:family="text">
      <style:text-properties officeooo:rsid="00fa476a"/>
    </style:style>
    <style:style style:name="T79" style:family="text">
      <style:text-properties officeooo:rsid="0101537a"/>
    </style:style>
    <style:style style:name="T80" style:family="text">
      <style:text-properties officeooo:rsid="010178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6">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4"><text:tab/>2.2<text:tab/>Projektphasen und Zeitplanung<text:tab/></text:p>
      <text:p text:style-name="P21">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21"><text:tab/><text:span text:style-name="T18">3.4<text:tab/>Analyse des Dialogs zwischen Proxy und App</text:span></text:p>
      <text:p text:style-name="P21">4.<text:tab/>Entwurfsphase</text:p>
      <text:p text:style-name="P27"><text:tab/>4.1<text:tab/>Erstellung des UML – Sequenzdiagramms</text:p>
      <text:p text:style-name="P27"><text:tab/>4.2<text:tab/>Erstellen des Klassendiagramms</text:p>
      <text:p text:style-name="P28"><text:tab/>4.3<text:tab/>Entwurf des Datenbankmodells</text:p>
      <text:p text:style-name="P30"><text:tab/>4.4<text:tab/>Definition der JSON Objekte</text:p>
      <text:p text:style-name="P30"><text:tab/>4.5<text:tab/>Definition der Endpunkte<text:tab/></text:p>
      <text:p text:style-name="P21">5.<text:tab/>Realisierungsphase</text:p>
      <text:p text:style-name="P30"><text:tab/>5.1<text:tab/>Aufbau der Repositorystruktur <text:span text:style-name="T63">und Installation Symfony3</text:span></text:p>
      <text:p text:style-name="P21"><text:tab/><text:span text:style-name="T19">5.2<text:tab/>Implementierung der Modelle</text:span><text:tab/></text:p>
      <text:p text:style-name="P31"><text:tab/>5.3<text:tab/>Implementierung der Steuerung und Abfragen</text:p>
      <text:p text:style-name="P22"><text:span text:style-name="T64"><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9">7.<text:tab/>Einführungsphase</text:p>
      <text:p text:style-name="P29"><text:tab/><text:tab/><text:span text:style-name="T23">Ü</text:span>bergabe der Software und Inbetriebnahme</text:p>
      <text:p text:style-name="P21"><text:span text:style-name="T19">8.</text:span><text:tab/><text:span text:style-name="T17">Projektergebnisse</text:span></text:p>
      <text:p text:style-name="P21"><text:tab/><text:tab/><text:span text:style-name="T60">Soll- Istvergleich</text:span></text:p>
      <text:p text:style-name="P21"><text:tab/><text:tab/><text:span text:style-name="T60">Fazit</text:span></text:p>
      <text:p text:style-name="P21"/>
      <text:p text:style-name="P21"><text:tab/></text:p>
      <text:p text:style-name="P3"><text:soft-page-break/></text:p>
      <text:p text:style-name="P53">Abkürzungsverzeichnis</text:p>
      <text:p text:style-name="P53"/>
      <text:p text:style-name="P53">URL:<text:tab/>Uniform Resource Locator – <text:span text:style-name="T57">einheitlicher Ressourcenzeiger</text:span></text:p>
      <text:p text:style-name="P54">JSON:<text:tab/>Java Script Object Notation – <text:span text:style-name="T58">kompaktes Datenformat</text:span></text:p>
      <text:p text:style-name="P71">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0">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2">Die Geschäftleitung wird von Herrn Schmitz übernommen, Herr Thierfelder ist Festangestellter von MAM sowie Praktikumsbetreuer und Diplom-Informatiker. <text:span text:style-name="T49">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text:span><text:soft-page-break/><text:span text:style-name="T10">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 text:c="2"/></text:span></text:p>
      <text:p text:style-name="P13">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5">2.<text:tab/>Projektplanung</text:p>
      <text:p text:style-name="P15">2.1<text:tab/><text:span text:style-name="T15">Soll Konzept</text:span></text:p>
      <text:p text:style-name="P47">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5">Da in der derzeitigen frühen Phase des Gesamtprojekts noch keine Datenverbindung zu den externen Datendiensten <text:span text:style-name="T51">ausgearbeitet</text:span> wurde, <text:span text:style-name="T54">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5">3.<text:tab/>Analysephase</text:p>
      <text:p text:style-name="P36"><text:soft-page-break/>In dieser Phase ging es im wesentlichen darum das gegeben<text:span text:style-name="T22">e grafische Konzept genau unter die Lupe zu nehmen. </text:span></text:p>
      <text:p text:style-name="P38">3.1<text:tab/>Analyse des grafischen Entwurfs</text:p>
      <text:p text:style-name="P38">Die Apps haben vom Aufbau her im oberen Bildschirmviertel d<text:span text:style-name="T42">as Hauptmenü</text:span>, im zweiten Bildschirmviertel d<text:span text:style-name="T42">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5">Es wurde zuerst eine kategorisierung der Daten nach Änderungshäufigkeit unternommen. Hierbei wurde festgestellt daß es Daten gibt, welche sich nur sehr selten Ändern und somit als statisch angenommen werden. </text:p>
      <text:p text:style-name="P55">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5">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7"/>
      <text:p text:style-name="P37">3.2<text:tab/>Ermittlung der beteiligten Entitäten <text:span text:style-name="T47">und deren Beziehungen</text:span></text:p>
      <text:p text:style-name="P39">Aus dem grafischen Konzept <text:span text:style-name="T43">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6">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40">Zusatzprodukte werden nochmals <text:span text:style-name="T45">k</text:span>ategorisiert in Boarding (Verpflegung) sowie Specials. Dies war wichtig, da die Apps diese Informationen zur Darstellung auch de<text:span text:style-name="T46">r</text:span> Untermenüs benötigen. </text:p>
      <text:p text:style-name="P41">Es wurde weiterhin die Klasse <text:span text:style-name="T4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3"><text:soft-page-break/>Es gibt ausserdem die Klasse Hotel mit den relevanten Hoteldaten wie z.B. E-Mail Adresse. </text:p>
      <text:p text:style-name="P44">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5">3.3<text:tab/>Analyse des Dialogs zwischen Apps und Proxy</text:p>
      <text:p text:style-name="P45">Durch die Trennung von Darstellung und Geschäftslogik durch Apps und Proxy, sowie der Forderung nach möglichst wenig Datenverkeh<text:span text:style-name="T48">r konnte ein Dialogsequenz ermittelt werden, welche aus vier aufeinanderfolgenden Schritten besteht. Hierbei stellen die Apps anfragen an den Proxy, der in einem definierten Format antwortet. </text:span></text:p>
      <text:p text:style-name="P46">Im ersten Schritt stellen die Apps dem Proxy die Frage nach den statischen (initialen) Daten. Es werden von Proxy <text:span text:style-name="T50">Produktdaten zurückgeliefert, welche unter Anderem die Produktkategorie, Produktbezeichnung, Anzeigetexte und Kapazitäten (wie viele Zimmer sind pro Kategorie vorhanden) beinhalten.</text:span></text:p>
      <text:p text:style-name="P48">Nun wählt der Nutzer d<text:span text:style-name="T53">as</text:span> gewünschte An- und Abreisedat<text:span text:style-name="T53">um</text:span> aus, worauf der <text:span text:style-name="T52">Proxy nach Preisen und Verfügbarkeiten für diesen Zeitraum angefragt wird. Der Proxy antwortet auf diese Frage in einem definierten Format, die Produktbezeichnungen sind den Apps ja schon bekannt. </text:span></text:p>
      <text:p text:style-name="P49">Im Folgeschritt stellt der Nutzer auf den Apps seinen individuellen Warenkorb zusammen. Dieser Warenkorb wird nun zum Proxy gesendet, welcher den Gesamtpreis ermittelt und das Ergebnis an die Apps über<text:span text:style-name="T61">trägt</text:span>. Dieser Schritt ist nötig, da eine Trennung von Darstellung und Geschäftslogik als Voraussetzung vereinbart wurde. </text:p>
      <text:p text:style-name="P49">Der Nutzer bestätigt da<text:span text:style-name="T62">raufhin</text:span> den Gesamtpreis und übermittelt den Warenkorb nochmals an den Proxy, ergänzt um persönliche Daten des Nutzers.</text:p>
      <text:p text:style-name="P49">Hiermit ist die Reservierung abgeschlossen, der Dialog zwischen Apps und Proxy beendet.</text:p>
      <text:p text:style-name="P35">4.<text:tab/>Entwurfsphase</text:p>
      <text:p text:style-name="P50">In dieser Phase ging es um die Erstellung von Diagrammen, die als Kommunikationsgrundlage dienen sowie um die Definition der JSON Objektstruktur.</text:p>
      <text:p text:style-name="P51">4.1<text:tab/>Erstellung der Diagramme</text:p>
      <text:p text:style-name="P51">Um ein besseres Verständnis des <text:span text:style-name="T55">Teilprojekts zu gewinnen wurde das Sequenzdiagramm des Dialogs zwischen Apps und Proxy sowie das Klassendiagramm der Anwendung erstellt. </text:span></text:p>
      <text:p text:style-name="P52">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52">4.4<text:tab/>Definition der JSON Objektstruktur</text:p>
      <text:p text:style-name="P52">Hierbei war es wichtig die Datenstruktur möglichst einfach zu halten und sich an valides JSON zu halten.</text:p>
      <text:p text:style-name="P52">4.5<text:tab/>Definition der Endpunkte</text:p>
      <text:p text:style-name="P52"><text:soft-page-break/>Aus der Analyse des Dialogs zwischen Apps und Proxy gehen vier Schritte hervor, die jeweils über eine <text:span text:style-name="T56">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3">Die URLs <text:span text:style-name="T59">wurden wie folgt benannt: initialdata, pricesandavailabilities, totalprice, order</text:span></text:p>
      <text:p text:style-name="P57">5<text:tab/>Realisierungsphase</text:p>
      <text:p text:style-name="P59">5.1<text:tab/><text:span text:style-name="T19">Aufbau der Repositorystruktur und Installation Symfony3</text:span></text:p>
      <text:p text:style-name="P60">Herr Thierfelder richtete einen Webordner auf einem extern betriebenen Server für das Projekt ein, welcher global via Internet zugänglich ist. Hier<text:span text:style-name="T68">zu</text:span> wurde ein leeres Git-Repository angelegt und anschliessend per clone-Operation auf den lokalen <text:span text:style-name="T65">Entwicklungsr</text:span>echner des Autors kopiert. <text:span text:style-name="T66">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1">Die Installation von Symfony3 erfolgte durch <text:span text:style-name="T67">herunterladen des Pakets und anschliessendem erzeugen eines neuen Symfony-Projekts mittels new-Anweisung. Da Symfony einen eigenen kleinen Entwicklungsserver mitbringt ist hier keine zusätzliche Webserver-Software nötig. </text:span></text:p>
      <text:p text:style-name="P65">Sowohl der externe Server als auch der lokale Entwicklungsrechner verfügten bereits über MySQL Installationen. Die Konfiguration von Symfony wurde auf die jeweilige MySQL Instanz vorgenommen. </text:p>
      <text:p text:style-name="P63">5.2<text:tab/>Implementierung der Modelle</text:p>
      <text:p text:style-name="P7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4">Hierbei wurden die <text:span text:style-name="T69">Attribute</text:span> der Modelle <text:span text:style-name="T69">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7"><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8"><text:span text:style-name="T32">5.</text:span><text:span text:style-name="T26">3<text:tab/>Implementierung der Steuerung</text:span></text:p>
      <text:p text:style-name="P69"><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70"><text:span text:style-name="T35">D</text:span><text:span text:style-name="T26">er erste Controller, welcher die statischen Produktdaten liefert, bekommt von den Apps keine </text:span><text:soft-page-break/><text:span text:style-name="T26">Informationen geliefert und besteht aus einer DQL-Abfrage </text:span><text:span text:style-name="T36">die ein Array aller Produkte ausgibt. Anschliessend werden diese Produkte serialisiert, </text:span><text:span text:style-name="T41">in </text:span><text:span text:style-name="T36">eine JSON-Struktur gebracht und an die Apps ausgeliefert. </text:span></text:p>
      <text:p text:style-name="P72"><text:span text:style-name="T36">D</text:span><text:span text:style-name="T26">er zweite Controller </text:span><text:span text:style-name="T37">erhält von den Apps An- und Abreisedatum im Header der Nachricht. <text:s/></text:span></text:p>
      <text:p text:style-name="P7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6">Im dritten Controller wird der von den Apps <text:span text:style-name="T71">gelieferte </text:span>Warenkorb <text:span text:style-name="T72">als JSON-Objekt angenommen </text:span>und gibt den Gesamtpreis zurück.</text:p>
      <text:p text:style-name="P78">Der vierte und letzte Controller <text:span text:style-name="T73">erhält ebenfalls den Warenkorb im Body, ergänzt um persönliche Informationen des Nutzers und verschickt einerseits eine Email mit den Reservierungsdaten an das Hotel und gibt andererseits einen Status an die Apps zurück.</text:span></text:p>
      <text:p text:style-name="P78"><text:span text:style-name="T74">Alle Controller geben zusätzlich entsprechende HTTP Statusmeldungen an die Apps zurück.</text:span></text:p>
      <text:p text:style-name="P77">5.4<text:tab/>Implementierung der Testdaten</text:p>
      <text:p text:style-name="P79">Die Datenbank wurde mit Testdaten gefüllt die den Abbildungen des gra<text:span text:style-name="T76">f</text:span>ischen Konzepts entsprechen. In die Preistabelle wurden probehalber Änderungen eingefügt um die Zeitabhängigkeit der Daten darstellen und die <text:span text:style-name="T77">K</text:span>orrektheit der Algorithmen darstellen <text:span text:style-name="T78">und testen </text:span>zu können. Das Symfony<text:span text:style-name="T80">3</text:span> Framework bietet hierfür die <text:span text:style-name="T75">sogenannten </text:span>DataFixtures an, über welche die Daten via Kommandozeilenschnittstelle geladen werden können. </text:p>
      <text:p text:style-name="P80">Die Daten entsprechen in etwa einem kleinen Hotel mit unterschiedlichen Zimmerkategorien, verschiedenen Verpflegungsarten und einigen Zusatzangeboten. </text:p>
      <text:p text:style-name="P81">6.<text:tab/>Qualitätsmanagement</text:p>
      <text:p text:style-name="P82">6.1<text:tab/>Fehlerbehebung</text:p>
      <text:p text:style-name="P83">Das Teilprojekt wurde mittels der integrierten Entwicklungsumgebung (IDE) Netbeans 8.1 erstellt. Da die IDE Rechtschreibfehler zeitnah meldet, ist eine syntaktisch fehlerfreie Erstellung des Quelltextes möglich gewesen. </text:p>
      <text:p text:style-name="P84">Symfony<text:span text:style-name="T79">3</text:span> bietet ebenfalls einen eingebauten Debugger an, der Fehler und Unstimmigkeiten während der Ausführung meldet. Somit konnten Fehlerbehebungen währen des Erstellens der Anwendung durchgeführt werden. </text:p>
      <text:p text:style-name="P85">6.2<text:tab/>Code Review</text:p>
      <text:p text:style-name="P62"/>
      <text:p text:style-name="P5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7M44S</meta:editing-duration>
    <meta:editing-cycles>228</meta:editing-cycles>
    <meta:generator>LibreOffice/5.1.2.2$Windows_X86_64 LibreOffice_project/d3bf12ecb743fc0d20e0be0c58ca359301eb705f</meta:generator>
    <dc:date>2016-05-25T15:18:34.322000000</dc:date>
    <meta:document-statistic meta:table-count="0" meta:image-count="0" meta:object-count="0" meta:page-count="9" meta:paragraph-count="136" meta:word-count="2311" meta:character-count="17772" meta:non-whitespace-character-count="15513"/>
    <meta:user-defined meta:name="Info 1"/>
    <meta:user-defined meta:name="Info 2"/>
    <meta:user-defined meta:name="Info 3"/>
    <meta:user-defined meta:name="Info 4"/>
  </office:meta>
</office:document-meta>
</file>